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1f8f71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211c0c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officeooo:rsid="001f8f71"/>
    </style:style>
    <style:style style:name="T2" style:family="text">
      <style:text-properties officeooo:rsid="00211c0c"/>
    </style:style>
    <style:style style:name="T3" style:family="text">
      <style:text-properties officeooo:rsid="0022882c"/>
    </style:style>
    <style:style style:name="T4" style:family="text">
      <style:text-properties officeooo:rsid="00233fe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valuación Modular – Análisis de Ingreso y Adaptación a un Bootcamp de Especialidad</text:h>
      <text:h text:style-name="Heading_20_3" text:outline-level="3">Caso: María es una enfermera con varios años de experiencia en el sector salud. Motivada por el deseo de reconvertirse profesionalmente y adquirir nuevas competencias, decide ingresar a un bootcamp de especialidad en tecnologías de la información, a pesar de no contar con conocimientos previos en el área. En este proceso, deberá enfrentar importantes desafíos como adaptarse a una <text:span text:style-name="T1">compleja </text:span>curva de aprendizaje, mantener el ritmo de un entorno formativo intensivo y equilibrar sus estudios con sus responsabilidades personales. Su objetivo es lograr una reconversión laboral o marcar una diferencia significativa frente a sus colegas.</text:h>
      <text:p text:style-name="Horizontal_20_Line"/>
      <text:h text:style-name="Heading_20_3" text:outline-level="3"><text:span text:style-name="Strong_20_Emphasis">1. ¿Cuáles crees que son los principales desafíos que María enfrentará al ingresar al bootcamp?</text:span></text:h>
      <text:p text:style-name="Text_20_body"><text:span text:style-name="T1">De acuerdo con mi criterio, </text:span>María enfrentará principalmente los siguientes desafíos:</text:p>
      <text:list text:style-name="L1">
        <text:list-item>
          <text:p text:style-name="P1"><text:span text:style-name="Strong_20_Emphasis">Curva de aprendizaje técnica:</text:span> al no tener formación previa en tecnología, deberá adquirir conceptos, herramientas y habilidades técnicas desde cero .</text:p>
        </text:list-item>
        <text:list-item>
          <text:p text:style-name="P2"><text:span text:style-name="Strong_20_Emphasis">Ritmo intensivo del bootcamp:</text:span> Estos programas demandan bastante dedicación <text:span text:style-name="T2">diaria</text:span>, lo que puede resultar abrumador al principio si no se está acostumbrado a aprender tan rápido y bajo presión.</text:p>
        </text:list-item>
        <text:list-item>
          <text:p text:style-name="P3"><text:span text:style-name="Strong_20_Emphasis">Manejo del tiempo:</text:span> <text:span text:style-name="T2">U</text:span>no de los mayores desafíos será ajustar sus horarios disponibles, especialmente si, como muchos estudiantes de bootcamp, mantiene un empleo u otras responsabilidades. <text:span text:style-name="T2">D</text:span>eberá organizarse para cumplir con tareas y proyectos, sin descuidar sus responsabilidades personales.</text:p>
        </text:list-item>
        <text:list-item>
          <text:p text:style-name="P2"><text:span text:style-name="Strong_20_Emphasis">Inseguridad inicial:</text:span> es común que personas que cambian de carrera duden de su capacidad, comparándose con compañeros más avanzados.</text:p>
        </text:list-item>
      </text:list>
      <text:p text:style-name="Text_20_body"><text:span text:style-name="Emphasis">Ejemplo:</text:span> En sus primeras semanas, María podría sentirse sobrepasada al aprender lenguajes como Python sin bases previas.</text:p>
      <text:p text:style-name="Horizontal_20_Line"/>
      <text:h text:style-name="Heading_20_3" text:outline-level="3"><text:span text:style-name="Strong_20_Emphasis">2. ¿Qué estrategias recomendarías para que María pueda adaptarse mejor al ritmo de aprendizaje?</text:span></text:h>
      <text:list text:style-name="L2">
        <text:list-item>
          <text:p text:style-name="P4"><text:span text:style-name="Strong_20_Emphasis">Establecer una rutina diaria de estudio</text:span>, con horarios definidos y pausas que le permitan evitar el agotamiento mental. Además, podría complementar el material entregado por el bootcamp con cursos introductorios que le ayuden a comprender mejor los conceptos básicos de programación.</text:p>
        </text:list-item>
        <text:list-item>
          <text:p text:style-name="P4"><text:soft-page-break/><text:span text:style-name="Strong_20_Emphasis">Dividir las tareas complejas en pequeños objetivos alcanzables</text:span>, celebrando cada progreso. Esto le permitirá mantener la motivación y avanzar paso a paso sin sentirse abrumada.</text:p>
        </text:list-item>
        <text:list-item>
          <text:p text:style-name="P4"><text:span text:style-name="Strong_20_Emphasis">Participar activamente y pedir ayuda cuando lo necesite</text:span>, tanto a compañeros como a <text:span text:style-name="T3">docentes</text:span>. Es fundamental que no enfrente las dificultades sola y que aproveche al máximo las actividades propuestas por el bootcamp.</text:p>
        </text:list-item>
        <text:list-item>
          <text:p text:style-name="P4"><text:span text:style-name="Strong_20_Emphasis">Usar recursos adicionales</text:span> como videos, foros y guías prácticas, que pueden ayudarla a reforzar los temas vistos en clase desde distintos enfoques.</text:p>
        </text:list-item>
        <text:list-item>
          <text:p text:style-name="P4"><text:span text:style-name="Strong_20_Emphasis">Practicar todos los días</text:span>, aunque sea por períodos breves (30 a 60 minutos), especialmente en las áreas técnicas que le resulten más desafiantes.</text:p>
        </text:list-item>
      </text:list>
      <text:p text:style-name="Quotations"><text:span text:style-name="Strong_20_Emphasis">Ejemplo:</text:span> Si tiene dificultades con temas como estructuras de datos, puede buscar explicaciones visuales en YouTube o practicar ejercicios interactivos en plataformas como Codecademy para reforzar sus conocimientos de forma más intuitiva.</text:p>
      <text:p text:style-name="Text_20_body"><text:span text:style-name="Strong_20_Emphasis"/></text:p>
      <text:p text:style-name="Horizontal_20_Line"/>
      <text:h text:style-name="Heading_20_3" text:outline-level="3"><text:span text:style-name="Strong_20_Emphasis">3. ¿Qué habilidades blandas consideras esenciales para afrontar un proceso formativo intensivo como este?</text:span></text:h>
      <text:list text:style-name="L3">
        <text:list-item>
          <text:p text:style-name="P5"><text:span text:style-name="Strong_20_Emphasis">Resiliencia:</text:span> para afrontar la frustración, errores o caídas sin rendirse.</text:p>
        </text:list-item>
        <text:list-item>
          <text:p text:style-name="P5"><text:span text:style-name="Strong_20_Emphasis">Autonomía:</text:span> ser proactiva en investigar, practicar y solucionar dudas por sí misma.</text:p>
        </text:list-item>
        <text:list-item>
          <text:p text:style-name="P5"><text:span text:style-name="Strong_20_Emphasis">Gestión del tiempo:</text:span> organizar su día a día de forma eficiente.</text:p>
        </text:list-item>
        <text:list-item>
          <text:p text:style-name="P5"><text:span text:style-name="Strong_20_Emphasis">Comunicación:</text:span> En un entorno tan rápido como un bootcamp, es clave no quedarse con las dudas. Aprender a hacer preguntas claras y también aportar a tus compañeros cuando puedas genera un ambiente de apoyo mutuo que hace más llevadero el proceso.</text:p>
        </text:list-item>
        <text:list-item>
          <text:p text:style-name="P5"><text:span text:style-name="Strong_20_Emphasis">Aprender sin miedo a equivocarse:</text:span> aceptar que no saber algo es parte del proceso y que se mejora con práctica.</text:p>
        </text:list-item>
      </text:list>
      <text:p text:style-name="Text_20_body"><text:span text:style-name="Emphasis">Ejemplo práctico:</text:span> Si María se equivoca en un ejercicio, en lugar de sentirse incapaz, puede usar el error como aprendizaje y pedir retroalimentación.</text:p>
      <text:p text:style-name="Horizontal_20_Line"/>
      <text:h text:style-name="Heading_20_3" text:outline-level="3"><text:span text:style-name="Strong_20_Emphasis">4. ¿Cómo podría María aprovechar los recursos y redes de apoyo dentro del bootcamp para mejorar su experiencia?</text:span></text:h>
      <text:list text:style-name="L4">
        <text:list-item>
          <text:p text:style-name="P6"><text:span text:style-name="Strong_20_Emphasis">Participar activamente en canales de comunicación internos (Slack)</text:span> para compartir dudas y ayudar a otros.</text:p>
        </text:list-item>
        <text:list-item>
          <text:p text:style-name="P6"><text:span text:style-name="Strong_20_Emphasis">Formar o unirse a grupos de estudio</text:span>, para reforzar conocimientos de forma colaborativa.</text:p>
        </text:list-item>
        <text:list-item>
          <text:p text:style-name="P6"><text:span text:style-name="Strong_20_Emphasis">Asistir a actividades extra (charlas, workshops, hackatones)</text:span> para ganar confianza y práctica.</text:p>
        </text:list-item>
      </text:list>
      <text:p text:style-name="Text_20_body"><text:span text:style-name="Emphasis">Ejemplo:</text:span> Si tiene dificultades con un proyecto, puede consultar al <text:span text:style-name="T4">docente</text:span> y compartir su duda en el canal general para recibir apoyo inmediato.</text:p>
      <text:p text:style-name="Horizontal_20_Line"><text:soft-page-break/></text:p>
      <text:h text:style-name="Heading_20_3" text:outline-level="3"><text:span text:style-name="Strong_20_Emphasis">5. ¿Qué consejos darías a una persona sin conocimientos previos que está considerando ingresar a un bootcamp de especialidad?</text:span></text:h>
      <text:list text:style-name="L5">
        <text:list-item>
          <text:p text:style-name="P7"><text:span text:style-name="Strong_20_Emphasis">No necesitas experiencia previa, pero sí compromiso y disciplina.</text:span></text:p>
        </text:list-item>
        <text:list-item>
          <text:p text:style-name="P7"><text:span text:style-name="Strong_20_Emphasis">Empieza familiarizándote antes del inicio con recursos introductorios gratuitos.</text:span></text:p>
        </text:list-item>
        <text:list-item>
          <text:p text:style-name="P7"><text:span text:style-name="Strong_20_Emphasis">Confía en el proceso: todos comienzan desde cero en algún momento.</text:span></text:p>
        </text:list-item>
        <text:list-item>
          <text:p text:style-name="P7"><text:span text:style-name="Strong_20_Emphasis">Rodéate de una red de apoyo: compañeros, </text:span><text:span text:style-name="Strong_20_Emphasis"><text:span text:style-name="T4">docentes</text:span></text:span><text:span text:style-name="Strong_20_Emphasis"> y comunidad.</text:span></text:p>
        </text:list-item>
        <text:list-item>
          <text:p text:style-name="P7"><text:span text:style-name="Strong_20_Emphasis">Celebra cada avance, por pequeño que parezca.</text:span></text:p>
        </text:list-item>
      </text:list>
      <text:p text:style-name="Text_20_body"><text:span text:style-name="Emphasis">Consejo final:</text:span> "No tengas miedo de equivocarte: en un bootcamp, los errores son parte del aprendizaje."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8:53:53.006970687</meta:creation-date>
    <dc:date>2025-05-29T19:39:12.157041708</dc:date>
    <meta:editing-duration>PT10M34S</meta:editing-duration>
    <meta:editing-cycles>1</meta:editing-cycles>
    <meta:document-statistic meta:table-count="0" meta:image-count="0" meta:object-count="0" meta:page-count="3" meta:paragraph-count="35" meta:word-count="763" meta:character-count="5007" meta:non-whitespace-character-count="4300"/>
    <meta:generator>LibreOffice/24.8.6.2$Linux_X86_64 LibreOffice_project/d50be90c1d90f0f90a5235ffcbbafbbfa38a83c2</meta:generator>
  </office:meta>
</office:document-meta>
</file>